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390000043CA8BAFDED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c5000b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c5000b" draw:marker-start="Arrowheads_20_1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color="#314004" draw:fill="solid" draw:fill-color="#ff950e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svg:stroke-color="#0000ff" draw:marker-start-width="0.277cm" draw:marker-end-width="0.277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1cm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25cm" svg:stroke-color="#333333" draw:marker-start-width="0.237cm" draw:marker-end-width="0.237cm" draw:fill="solid" draw:fill-color="#ffffcc" draw:textarea-horizontal-align="justify" draw:textarea-vertical-align="middle" draw:auto-grow-height="false" fo:padding-top="0.137cm" fo:padding-bottom="0.137cm" fo:padding-left="0.262cm" fo:padding-right="0.262cm" draw:shadow="hidden"/>
    </style:style>
    <style:style style:name="gr9" style:family="graphic" style:parent-style-name="objectwithoutfill">
      <style:graphic-properties svg:stroke-width="0.075cm" svg:stroke-color="#ff950e" draw:marker-start-width="0.312cm" draw:marker-end-width="0.312cm" draw:fill="none" draw:textarea-vertical-align="middle" fo:padding-top="0.162cm" fo:padding-bottom="0.162cm" fo:padding-left="0.287cm" fo:padding-right="0.287cm"/>
    </style:style>
    <style:style style:name="gr10" style:family="graphic" style:parent-style-name="objectwithoutfill">
      <style:graphic-properties svg:stroke-width="0.356cm" svg:stroke-color="#355e00" draw:marker-start-width="0.731cm" draw:marker-end="Arrowheads_20_2" draw:marker-end-width="0.731cm" draw:fill="none" draw:textarea-vertical-align="middle" fo:padding-top="0.3cm" fo:padding-bottom="0.3cm" fo:padding-left="0.425cm" fo:padding-right="0.425cm"/>
    </style:style>
    <style:style style:name="gr11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svg:stroke-color="#0066cc" draw:fill="solid" draw:fill-color="#008080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15cm" svg:stroke-color="#808000" draw:marker-start-width="0.425cm" draw:marker-end-width="0.425cm" draw:fill="none" draw:textarea-vertical-align="middle" fo:padding-top="0.2cm" fo:padding-bottom="0.2cm" fo:padding-left="0.325cm" fo:padding-right="0.325cm"/>
    </style:style>
    <style:style style:name="gr15" style:family="graphic" style:parent-style-name="objectwithoutfill">
      <style:graphic-properties svg:stroke-width="0.203cm" svg:stroke-color="#000080" draw:marker-start="" draw:marker-start-width="0.504cm" draw:marker-end-width="0.504cm" draw:fill="none" draw:textarea-vertical-align="middle" fo:padding-top="0.226cm" fo:padding-bottom="0.226cm" fo:padding-left="0.351cm" fo:padding-right="0.351cm"/>
    </style:style>
    <style:style style:name="gr16" style:family="graphic" style:parent-style-name="objectwithoutfill">
      <style:graphic-properties svg:stroke-width="0.075cm" svg:stroke-color="#579d1c" draw:marker-start-width="0.312cm" draw:marker-end-width="0.312cm" draw:fill="none" draw:textarea-vertical-align="middle" fo:padding-top="0.162cm" fo:padding-bottom="0.162cm" fo:padding-left="0.287cm" fo:padding-right="0.287cm"/>
    </style:style>
    <style:style style:name="gr17" style:family="graphic" style:parent-style-name="objectwithoutfill">
      <style:graphic-properties svg:stroke-width="0.075cm" svg:stroke-color="#579d1c" draw:marker-start-width="0.312cm" draw:marker-end-width="0.312cm" draw:fill="none" draw:textarea-vertical-align="middle" fo:padding-top="0.163cm" fo:padding-bottom="0.163cm" fo:padding-left="0.288cm" fo:padding-right="0.288cm"/>
    </style:style>
    <style:style style:name="gr18" style:family="graphic" style:parent-style-name="objectwithoutfill">
      <style:graphic-properties svg:stroke-width="0.1cm" svg:stroke-color="#c5000b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draw:stroke="dash" draw:stroke-dash="Ultrafine_20_Dashed" svg:stroke-width="0.05cm" svg:stroke-color="#004a4a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21" style:family="graphic" style:parent-style-name="objectwithoutfill">
      <style:graphic-properties draw:stroke="dash" draw:stroke-dash="Fine_20_Dashed_20__28_var_29_" svg:stroke-width="0.1cm" svg:stroke-color="#008080" draw:marker-start="" draw:marker-start-width="0.35cm" draw:marker-end="Arrowheads_20_3" draw:marker-end-width="0.45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draw:stroke="solid" draw:stroke-dash="Fine_20_Dashed_20__28_var_29_" svg:stroke-width="0.06cm" svg:stroke-color="#000080" draw:marker-start-width="0.29cm" draw:marker-end-width="0.29cm" draw:fill="none" draw:textarea-vertical-align="middle" fo:padding-top="0.155cm" fo:padding-bottom="0.155cm" fo:padding-left="0.28cm" fo:padding-right="0.28cm"/>
    </style:style>
    <style:style style:name="gr23" style:family="graphic" style:parent-style-name="standard">
      <style:graphic-properties draw:stroke="solid" draw:stroke-dash="Fine_20_Dashed_20__28_var_29_" svg:stroke-width="0.04cm" svg:stroke-color="#000000" draw:marker-start-width="0.26cm" draw:marker-end-width="0.26cm" draw:fill="solid" draw:fill-color="#000000" draw:textarea-horizontal-align="justify" draw:textarea-vertical-align="middle" draw:auto-grow-height="false" fo:padding-top="0.145cm" fo:padding-bottom="0.145cm" fo:padding-left="0.27cm" fo:padding-right="0.27cm"/>
    </style:style>
    <style:style style:name="gr24" style:family="graphic" style:parent-style-name="objectwithoutfill">
      <style:graphic-properties draw:stroke="dash" draw:stroke-dash="Fine_20_Dashed_20__28_var_29_" svg:stroke-width="0.1cm" svg:stroke-color="#800000" draw:marker-start="" draw:marker-start-width="0.35cm" draw:marker-end="Arrowheads_20_3" draw:marker-end-width="0.4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color="#314004" draw:fill="solid" draw:fill-color="#0084d1" draw:opacity="100%" draw:textarea-horizontal-align="justify" draw:textarea-vertical-align="middle" draw:auto-grow-height="false" draw:shadow-opacity="100%"/>
    </style:style>
    <style:style style:name="gr26" style:family="graphic" style:parent-style-name="standard">
      <style:graphic-properties svg:stroke-color="#314004" draw:fill="solid" draw:fill-color="#7e0021" draw:opacity="100%" draw:textarea-horizontal-align="justify" draw:textarea-vertical-align="middle" draw:auto-grow-height="false" draw:shadow-opacity="100%"/>
    </style:style>
    <style:style style:name="gr27" style:family="graphic" style:parent-style-name="standard">
      <style:graphic-properties svg:stroke-color="#0066cc" draw:fill="solid" draw:fill-color="#aea79f" draw:textarea-horizontal-align="justify" draw:textarea-vertical-align="middle" draw:auto-grow-height="false"/>
    </style:style>
    <style:style style:name="gr28" style:family="graphic" style:parent-style-name="objectwithoutfill">
      <style:graphic-properties svg:stroke-width="0.203cm" svg:stroke-color="#000080" draw:marker-start-width="0.504cm" draw:marker-end="" draw:marker-end-width="0.504cm" draw:fill="none" draw:textarea-vertical-align="middle" fo:padding-top="0.226cm" fo:padding-bottom="0.226cm" fo:padding-left="0.351cm" fo:padding-right="0.351cm"/>
    </style:style>
    <style:style style:name="gr29" style:family="graphic" style:parent-style-name="objectwithoutfill">
      <style:graphic-properties draw:stroke="solid" svg:stroke-width="0.2cm" svg:stroke-color="#000080" draw:marker-start="Arrow" draw:marker-start-width="0.5cm" draw:marker-end="" draw:marker-end-width="0.5cm" draw:fill="none" draw:textarea-vertical-align="middle" fo:padding-top="0.224cm" fo:padding-bottom="0.224cm" fo:padding-left="0.349cm" fo:padding-right="0.349cm"/>
    </style:style>
    <style:style style:name="gr30" style:family="graphic" style:parent-style-name="standard">
      <style:graphic-properties draw:fill="solid" draw:fill-color="#7da647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style:text-position="sub 70%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118cm" svg:y1="17.939cm" svg:x2="10.084cm" svg:y2="17.941cm">
          <text:p/>
        </draw:line>
        <draw:frame draw:style-name="gr2" draw:text-style-name="P1" draw:layer="layout" svg:width="10.046cm" svg:height="13.199cm" svg:x="9.518cm" svg:y="2.533cm">
          <draw:image xlink:href="Pictures/10000201000003390000043CA8BAFDED.png" xlink:type="simple" xlink:show="embed" xlink:actuate="onLoad">
            <text:p/>
          </draw:image>
        </draw:frame>
        <draw:line draw:style-name="gr3" draw:text-style-name="P1" draw:layer="layout" svg:x1="12.301cm" svg:y1="15.733cm" svg:x2="12.301cm" svg:y2="17.776cm">
          <text:p/>
        </draw:line>
        <draw:custom-shape draw:style-name="gr4" draw:text-style-name="P2" draw:layer="layout" svg:width="3.048cm" svg:height="0.889cm" svg:x="10.812cm" svg:y="17.765cm">
          <text:p text:style-name="P1"><text:span text:style-name="T1">110-220V AC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34cm" svg:height="0.511cm" svg:x="17.836cm" svg:y="24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7.942cm" svg:y1="25.258cm" svg:x2="17.942cm" svg:y2="25.639cm">
          <text:p/>
        </draw:line>
        <draw:custom-shape draw:style-name="gr7" draw:text-style-name="P1" draw:layer="layout" svg:width="16.129cm" svg:height="2.476cm" svg:x="3.07cm" svg:y="25.639cm">
          <text:p/>
          <draw:enhanced-geometry svg:viewBox="0 0 21600 21600" draw:glue-points="?f6 10800 10800 21600 ?f5 10800 10800 0" draw:text-areas="?f3 ?f3 ?f4 ?f4" draw:type="trapezoid" draw:modifiers="1452.034883720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gon draw:style-name="gr8" draw:text-style-name="P1" draw:layer="layout" svg:width="0cm" svg:height="0cm" svg:x="3.578cm" svg:y="26.814cm" svg:viewBox="0 0 0 0" draw:points="0,0">
          <text:p/>
        </draw:polygon>
        <draw:polygon draw:style-name="gr8" draw:text-style-name="P1" draw:layer="layout" svg:width="0cm" svg:height="0cm" svg:x="12.85cm" svg:y="28.201cm" svg:viewBox="0 0 0 0" draw:points="0,0">
          <text:p/>
        </draw:polygon>
        <draw:line draw:style-name="gr9" draw:text-style-name="P1" draw:layer="layout" svg:x1="18.054cm" svg:y1="24.761cm" svg:x2="18.054cm" svg:y2="15.732cm">
          <text:p/>
        </draw:line>
        <draw:line draw:style-name="gr10" draw:text-style-name="P1" draw:layer="layout" svg:x1="8.377cm" svg:y1="25.639cm" svg:x2="8.363cm" svg:y2="24.242cm">
          <text:p/>
        </draw:line>
        <draw:line draw:style-name="gr10" draw:text-style-name="P1" draw:layer="layout" svg:x1="7.016cm" svg:y1="25.638cm" svg:x2="6.88cm" svg:y2="24.369cm">
          <text:p/>
        </draw:line>
        <draw:line draw:style-name="gr10" draw:text-style-name="P1" draw:layer="layout" svg:x1="9.916cm" svg:y1="25.638cm" svg:x2="9.801cm" svg:y2="24.115cm">
          <text:p/>
        </draw:line>
        <draw:line draw:style-name="gr10" draw:text-style-name="P1" draw:layer="layout" svg:x1="5.616cm" svg:y1="25.638cm" svg:x2="5.6cm" svg:y2="24.115cm">
          <text:p/>
        </draw:line>
        <draw:line draw:style-name="gr10" draw:text-style-name="P1" draw:layer="layout" svg:x1="4.216cm" svg:y1="25.638cm" svg:x2="4.34cm" svg:y2="24.242cm">
          <text:p/>
        </draw:line>
        <draw:line draw:style-name="gr6" draw:text-style-name="P1" draw:layer="layout" svg:x1="18.116cm" svg:y1="25.258cm" svg:x2="18.116cm" svg:y2="25.639cm">
          <text:p/>
        </draw:line>
        <draw:line draw:style-name="gr10" draw:text-style-name="P1" draw:layer="layout" svg:x1="13.082cm" svg:y1="25.638cm" svg:x2="13.096cm" svg:y2="24.241cm">
          <text:p/>
        </draw:line>
        <draw:line draw:style-name="gr10" draw:text-style-name="P1" draw:layer="layout" svg:x1="14.443cm" svg:y1="25.637cm" svg:x2="14.579cm" svg:y2="24.368cm">
          <text:p/>
        </draw:line>
        <draw:line draw:style-name="gr10" draw:text-style-name="P1" draw:layer="layout" svg:x1="11.543cm" svg:y1="25.637cm" svg:x2="11.658cm" svg:y2="24.114cm">
          <text:p/>
        </draw:line>
        <draw:line draw:style-name="gr10" draw:text-style-name="P1" draw:layer="layout" svg:x1="15.843cm" svg:y1="25.637cm" svg:x2="15.859cm" svg:y2="24.114cm">
          <text:p/>
        </draw:line>
        <draw:line draw:style-name="gr10" draw:text-style-name="P1" draw:layer="layout" svg:x1="17.243cm" svg:y1="25.637cm" svg:x2="17.119cm" svg:y2="24.241cm">
          <text:p/>
        </draw:line>
        <draw:line draw:style-name="gr11" draw:text-style-name="P1" draw:layer="layout" svg:x1="20.019cm" svg:y1="20.643cm" svg:x2="20.019cm" svg:y2="28.028cm">
          <text:p/>
        </draw:line>
        <draw:line draw:style-name="gr11" draw:text-style-name="P1" draw:layer="layout" svg:x1="26.161cm" svg:y1="28.028cm" svg:x2="20.019cm" svg:y2="28.028cm">
          <text:p/>
        </draw:line>
        <draw:line draw:style-name="gr11" draw:text-style-name="P1" draw:layer="layout" svg:x1="26.108cm" svg:y1="20.565cm" svg:x2="26.108cm" svg:y2="28.027cm">
          <text:p/>
        </draw:line>
        <draw:custom-shape draw:style-name="gr12" draw:text-style-name="P1" draw:layer="layout" svg:width="5.835cm" svg:height="6.604cm" svg:x="20.146cm" svg:y="21.2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43cm" svg:height="1.578cm" svg:x="20.287cm" svg:y="26.1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467cm" svg:height="0.594cm" svg:x="22.74cm" svg:y="26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22.973cm" svg:y1="27.541cm" svg:x2="22.973cm" svg:y2="27.774cm">
          <text:p/>
        </draw:line>
        <draw:line draw:style-name="gr15" draw:text-style-name="P1" draw:layer="layout" svg:x1="20.712cm" svg:y1="26.196cm" svg:x2="20.712cm" svg:y2="20.227cm">
          <text:p/>
        </draw:line>
        <draw:line draw:style-name="gr1" draw:text-style-name="P1" draw:layer="layout" svg:x1="21.283cm" svg:y1="26.146cm" svg:x2="21.32cm" svg:y2="14.843cm">
          <text:p/>
        </draw:line>
        <draw:line draw:style-name="gr1" draw:text-style-name="P1" draw:layer="layout" svg:x1="2.789cm" svg:y1="21.362cm" svg:x2="2.781cm" svg:y2="13.424cm">
          <text:p/>
        </draw:line>
        <draw:line draw:style-name="gr15" draw:text-style-name="P1" draw:layer="layout" svg:x1="18.612cm" svg:y1="25.511cm" svg:x2="18.612cm" svg:y2="20.228cm">
          <text:p/>
        </draw:line>
        <draw:line draw:style-name="gr15" draw:text-style-name="P1" draw:layer="layout" svg:x1="20.812cm" svg:y1="20.177cm" svg:x2="18.543cm" svg:y2="20.175cm">
          <text:p/>
        </draw:line>
        <draw:line draw:style-name="gr16" draw:text-style-name="P1" draw:layer="layout" svg:x1="22.953cm" svg:y1="26.908cm" svg:x2="22.953cm" svg:y2="13.076cm">
          <text:p/>
        </draw:line>
        <draw:line draw:style-name="gr17" draw:text-style-name="P1" draw:layer="layout" svg:x1="22.953cm" svg:y1="13.076cm" svg:x2="19.651cm" svg:y2="13.076cm">
          <text:p/>
        </draw:line>
        <draw:line draw:style-name="gr18" draw:text-style-name="P1" draw:layer="layout" svg:x1="19.542cm" svg:y1="14.843cm" svg:x2="21.321cm" svg:y2="14.844cm">
          <text:p/>
        </draw:line>
        <draw:line draw:style-name="gr19" draw:text-style-name="P1" draw:layer="layout" svg:x1="3.286cm" svg:y1="21.574cm" svg:x2="3.286cm" svg:y2="18.907cm">
          <text:p/>
        </draw:line>
        <draw:line draw:style-name="gr19" draw:text-style-name="P1" draw:layer="layout" svg:x1="4.564cm" svg:y1="18.907cm" svg:x2="3.286cm" svg:y2="18.907cm">
          <text:p/>
        </draw:line>
        <draw:line draw:style-name="gr19" draw:text-style-name="P1" draw:layer="layout" svg:x1="18.986cm" svg:y1="25.257cm" svg:x2="18.986cm" svg:y2="18.907cm">
          <text:p/>
        </draw:line>
        <draw:line draw:style-name="gr19" draw:text-style-name="P1" draw:layer="layout" svg:x1="3.286cm" svg:y1="25.257cm" svg:x2="3.286cm" svg:y2="23.535cm">
          <text:p/>
        </draw:line>
        <draw:custom-shape draw:style-name="gr20" draw:text-style-name="P1" draw:layer="layout" svg:width="0.508cm" svg:height="1.945cm" svg:x="3.032cm" svg:y="21.574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1.232cm" svg:y1="22.59cm" svg:x2="3.042cm" svg:y2="22.596cm">
          <text:p/>
        </draw:line>
        <draw:line draw:style-name="gr22" draw:text-style-name="P1" draw:layer="layout" svg:x1="3.286cm" svg:y1="21.73cm" svg:x2="3.286cm" svg:y2="22.236cm">
          <text:p/>
        </draw:line>
        <draw:line draw:style-name="gr22" draw:text-style-name="P1" draw:layer="layout" svg:x1="3.286cm" svg:y1="22.855cm" svg:x2="3.286cm" svg:y2="23.377cm">
          <text:p/>
        </draw:line>
        <draw:custom-shape draw:style-name="gr23" draw:text-style-name="P1" draw:layer="layout" svg:width="0.127cm" svg:height="0.318cm" svg:x="3.22cm" svg:y="2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3.259cm" svg:y1="21.701cm" svg:x2="3.413cm" svg:y2="21.701cm">
          <text:p/>
        </draw:line>
        <draw:line draw:style-name="gr22" draw:text-style-name="P1" draw:layer="layout" svg:x1="3.187cm" svg:y1="23.403cm" svg:x2="3.314cm" svg:y2="23.402cm">
          <text:p/>
        </draw:line>
        <draw:line draw:style-name="gr18" draw:text-style-name="P1" draw:layer="layout" svg:x1="2.768cm" svg:y1="13.442cm" svg:x2="9.422cm" svg:y2="13.445cm">
          <text:p/>
        </draw:line>
        <draw:custom-shape draw:style-name="gr20" draw:text-style-name="P1" draw:layer="layout" svg:width="0.508cm" svg:height="1.945cm" draw:transform="rotate (1.5707963267949) translate (4.615cm 19.176cm)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4.771cm" svg:y1="18.922cm" svg:x2="5.277cm" svg:y2="18.922cm">
          <text:p/>
        </draw:line>
        <draw:line draw:style-name="gr22" draw:text-style-name="P1" draw:layer="layout" svg:x1="5.896cm" svg:y1="18.922cm" svg:x2="6.418cm" svg:y2="18.922cm">
          <text:p/>
        </draw:line>
        <draw:custom-shape draw:style-name="gr23" draw:text-style-name="P1" draw:layer="layout" svg:width="0.127cm" svg:height="0.318cm" draw:transform="rotate (1.5707963267949) translate (5.441cm 18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4.742cm" svg:y1="18.949cm" svg:x2="4.742cm" svg:y2="18.795cm">
          <text:p/>
        </draw:line>
        <draw:line draw:style-name="gr22" draw:text-style-name="P1" draw:layer="layout" svg:x1="6.444cm" svg:y1="19.021cm" svg:x2="6.443cm" svg:y2="18.894cm">
          <text:p/>
        </draw:line>
        <draw:line draw:style-name="gr19" draw:text-style-name="P1" draw:layer="layout" svg:x1="18.908cm" svg:y1="18.907cm" svg:x2="6.602cm" svg:y2="18.907cm">
          <text:p/>
        </draw:line>
        <draw:line draw:style-name="gr24" draw:text-style-name="P1" draw:layer="layout" svg:x1="5.632cm" svg:y1="18.613cm" svg:x2="5.632cm" svg:y2="16.777cm">
          <text:p/>
        </draw:line>
        <draw:line draw:style-name="gr1" draw:text-style-name="P1" draw:layer="layout" svg:x1="4.683cm" svg:y1="18.576cm" svg:x2="4.683cm" svg:y2="13.508cm">
          <text:p/>
        </draw:line>
        <draw:custom-shape draw:style-name="gr25" draw:text-style-name="P1" draw:layer="layout" svg:width="0.34cm" svg:height="0.511cm" svg:x="14.236cm" svg:y="21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14.454cm" svg:y1="21.749cm" svg:x2="14.454cm" svg:y2="15.732cm">
          <text:p/>
        </draw:line>
        <draw:custom-shape draw:style-name="gr26" draw:text-style-name="P1" draw:layer="layout" svg:width="0.34cm" svg:height="0.511cm" svg:x="16.536cm" svg:y="21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16.754cm" svg:y1="21.749cm" svg:x2="16.754cm" svg:y2="15.732cm">
          <text:p/>
        </draw:line>
        <draw:custom-shape draw:style-name="gr27" draw:text-style-name="P1" draw:layer="layout" svg:width="1.097cm" svg:height="1.189cm" svg:x="7.016cm" svg:y="17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" draw:layer="layout" svg:x1="7.606cm" svg:y1="15.842cm" svg:x2="7.606cm" svg:y2="17.339cm">
          <text:p/>
        </draw:line>
        <draw:line draw:style-name="gr29" draw:text-style-name="P1" draw:layer="layout" svg:x1="7.562cm" svg:y1="20.832cm" svg:x2="7.562cm" svg:y2="18.527cm">
          <text:p/>
        </draw:line>
        <draw:line draw:style-name="gr18" draw:text-style-name="P1" draw:layer="layout" svg:x1="10.101cm" svg:y1="15.734cm" svg:x2="10.101cm" svg:y2="17.979cm">
          <text:p/>
        </draw:line>
        <draw:custom-shape draw:style-name="gr30" draw:text-style-name="P3" draw:layer="layout" svg:width="3.342cm" svg:height="1.54cm" svg:x="5.918cm" svg:y="14.288cm">
          <text:p text:style-name="P1"><text:span text:style-name="T2"><text:s text:c="2"/></text:span><text:span text:style-name="T2">CO</text:span><text:span text:style-name="T3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ve user</meta:initial-creator>
    <meta:creation-date>2013-01-17T23:19:31</meta:creation-date>
    <dc:date>2013-08-09T11:58:05</dc:date>
    <dc:creator>surcadiz </dc:creator>
    <meta:editing-duration>PT3H3M6S</meta:editing-duration>
    <meta:editing-cycles>40</meta:editing-cycles>
    <meta:generator>LibreOffice/4.0.2.2$Linux_X86_64 LibreOffice_project/400m0$Build-2</meta:generator>
    <meta:document-statistic meta:object-count="66"/>
  </office:meta>
</office:document-meta>
</file>